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fo:margin-left="0cm" table:align="left" style:writing-mode="lr-tb"/>
    </style:style>
    <style:style style:name="Tabella5.A" style:family="table-column">
      <style:table-column-properties style:column-width="9.869cm"/>
    </style:style>
    <style:style style:name="Tabella5.B" style:family="table-column">
      <style:table-column-properties style:column-width="7.131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4" style:family="paragraph" style:parent-style-name="Footer">
      <style:paragraph-properties fo:text-align="center" style:justify-single-word="false"/>
      <style:text-properties style:font-name="Times New Roman" fo:font-size="11pt" fo:background-color="transparent" style:font-size-asian="11pt" style:font-size-complex="11pt"/>
    </style:style>
    <style:style style:name="P5" style:family="paragraph" style:parent-style-name="Footer">
      <style:paragraph-properties fo:text-align="center" style:justify-single-word="false" style:snap-to-layout-grid="false"/>
      <style:text-properties style:font-name="Times New Roman" fo:font-size="11pt" fo:background-color="transparent" style:font-size-asian="11pt" style:font-size-complex="11pt"/>
    </style:style>
    <style:style style:name="P6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text-properties style:font-name="Times New Roman" fo:font-size="10.5pt" style:font-size-asian="10.5pt" style:font-size-complex="10.5pt"/>
    </style:style>
    <style:style style:name="P1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4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5" style:family="paragraph" style:parent-style-name="Normale">
      <style:text-properties style:font-name="Times New Roman" fo:font-size="10.5pt" style:font-size-asian="10.5pt" style:font-size-complex="10.5pt"/>
    </style:style>
    <style:style style:name="P36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8" style:family="paragraph" style:parent-style-name="Normale">
      <style:text-properties style:font-name="Times New Roman" fo:font-size="9pt" style:font-size-asian="9pt" style:font-size-complex="9pt"/>
    </style:style>
    <style:style style:name="P39" style:family="paragraph" style:parent-style-name="Normale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0" style:family="paragraph" style:parent-style-name="Normale">
      <style:text-properties style:font-name="Times New Roman" fo:font-size="9pt" fo:font-weight="normal" fo:background-color="transparent" style:font-size-asian="9pt" style:font-weight-asian="normal" style:font-size-complex="9pt" style:font-weight-complex="normal"/>
    </style:style>
    <style:style style:name="P4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46" style:family="paragraph" style:parent-style-name="Normale_20__28_Web_29_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7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8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9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50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51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style:font-name="Times New Roman" fo:font-size="11pt" style:font-size-asian="11pt" style:font-size-complex="11pt"/>
    </style:style>
    <style:style style:name="P52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fo:font-size="11pt" style:font-size-asian="11pt" style:font-size-complex="11pt"/>
    </style:style>
    <style:style style:name="P53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54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Times New Roman" fo:font-size="10.5pt" style:font-size-asian="10.5pt" style:font-size-complex="10.5pt"/>
    </style:style>
    <style:style style:name="T10" style:family="text">
      <style:text-properties style:font-name="Times New Roman" fo:font-size="10.5pt" fo:background-color="transparent" style:font-size-asian="10.5pt" style:font-size-complex="10.5pt"/>
    </style:style>
    <style:style style:name="T11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12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font-name="Times New Roman" fo:font-size="10.5pt" fo:background-color="#ffff00" style:font-size-asian="10.5pt" style:font-size-complex="10.5pt"/>
    </style:style>
    <style:style style:name="T14" style:family="text">
      <style:text-properties style:font-name="Times New Roman" fo:font-style="italic" fo:font-weight="normal" fo:background-color="transparent" style:font-style-asian="italic" style:font-weight-asian="normal" style:font-weight-complex="normal"/>
    </style:style>
    <style:style style:name="T15" style:family="text">
      <style:text-properties style:font-name="Times New Roman" fo:font-weight="normal" fo:background-color="transparent" style:font-weight-asian="normal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fo:background-color="transparent" style:font-size-asian="8pt" style:font-size-complex="8pt"/>
    </style:style>
    <style:style style:name="T18" style:family="text">
      <style:text-properties style:use-window-font-color="true" fo:font-size="8pt" fo:language="it" fo:country="IT" style:font-size-asian="8pt" style:font-size-complex="8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7"/>
          </table:table-cell>
          <table:table-cell table:style-name="Tabella1.A1" office:value-type="string">
            <text:p text:style-name="P15">RACCOMANDATA A.R</text:p>
            <text:p text:style-name="P16">inviata via pec</text:p>
          </table:table-cell>
        </table:table-row>
        <table:table-row>
          <table:table-cell table:style-name="Tabella1.A1" office:value-type="string">
            <text:p text:style-name="P19">Protocollo n. _____________</text:p>
          </table:table-cell>
          <table:table-cell table:style-name="Tabella1.A1" office:value-type="string">
            <text:p text:style-name="P19">Savona, _____________</text:p>
          </table:table-cell>
        </table:table-row>
      </table:table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2">Da citare nella risposta:</text:span></text:span></text:p>
            <text:p text:style-name="Normale"><text:span text:style-name="Car._20_predefinito_20_paragrafo"><text:span text:style-name="T9">pratica <text:s/>[numero] - </text:span></text:span><text:span text:style-name="Car._20_predefinito_20_paragrafo"><text:span text:style-name="T13">sigla</text:span></text:span></text:p>
            <text:p text:style-name="Normale"><text:span text:style-name="Car._20_predefinito_20_paragrafo"><text:span text:style-name="T9"/></text:span></text:p>
            <text:p text:style-name="Normale"><text:span text:style-name="Car._20_predefinito_20_paragrafo"><text:span text:style-name="T10">classifica 06-03</text:span></text:span></text:p>
            <text:p text:style-name="Normale"><text:span text:style-name="Car._20_predefinito_20_paragrafo"><text:span text:style-name="T11">fascicolo: </text:span></text:span><text:span text:style-name="Car._20_predefinito_20_paragrafo"><text:span text:style-name="T7">[anno_fascicolo]</text:span></text:span><text:span text:style-name="Car._20_predefinito_20_paragrafo"><text:span text:style-name="T11"> /</text:span></text:span><text:span text:style-name="Car._20_predefinito_20_paragrafo"><text:span text:style-name="T7">[fascicolo].[sub_fascicolo]</text:span></text:span></text:p>
          </table:table-cell>
          <table:table-cell table:style-name="Tabella6.A1" office:value-type="string">
            <text:p text:style-name="P36"/>
          </table:table-cell>
          <table:table-cell table:style-name="Tabella6.A1" office:value-type="string">
            <text:p text:style-name="P37">Al Sig. [richiedenti.nominativo;block=tbs:row;]</text:p>
            <text:p text:style-name="P41">[richiedenti.indirizzo]</text:p>
            <text:p text:style-name="P41">[richiedenti.cap] [richiedenti.comune] ([richiedenti.prov])</text:p>
            <text:p text:style-name="P41">in qualità di [richiedenti.titolo]</text:p>
            <text:p text:style-name="P41">della [richiedenti.ragsoc]</text:p>
            <text:p text:style-name="P41">[richiedenti.sede]</text:p>
            <text:p text:style-name="P41">[richiedenti.capd] [richiedenti.comuned] ([richiedenti.provd])</text:p>
            <text:p text:style-name="P25">[richiedenti.pec]</text:p>
            <text:p text:style-name="P37"/>
          </table:table-cell>
        </table:table-row>
        <table:table-row>
          <table:table-cell table:style-name="Tabella6.A1" office:value-type="string">
            <text:p text:style-name="P38">Allegati: </text:p>
            <text:p text:style-name="P40"><text:span text:style-name="T16">- nota diniego Soprintendenza del <text:s/></text:span><text:span text:style-name="T18">[data_rilascio_sopr_arch prot.n][protocollo_rilascio_sopr_arch]</text:span></text:p>
            <text:p text:style-name="P39"><text:span text:style-name="T17">- parere Commissione paesaggio seduta del </text:span><text:span text:style-name="T18">[data_rilascio_clp]</text:span></text:p>
          </table:table-cell>
          <table:table-cell table:style-name="Tabella6.A1" office:value-type="string">
            <text:p text:style-name="P36"/>
          </table:table-cell>
          <table:table-cell table:style-name="Tabella6.A1" office:value-type="string">
            <text:p text:style-name="P37">Al [progettisti.nominativo;block=tbs:row;]</text:p>
            <text:p text:style-name="P37">[progettisti.indirizzo]</text:p>
            <text:p text:style-name="P34"><text:span text:style-name="Car._20_predefinito_20_paragrafo"><text:span text:style-name="T6">[progettisti.cap] [progettisti.comune] ([progettisti.prov])</text:span></text:span></text:p>
            <text:p text:style-name="P34"><text:span text:style-name="Car._20_predefinito_20_paragrafo"><text:span text:style-name="T6">[progettisti.pec]</text:span></text:span></text:p>
            <text:p text:style-name="P34"><text:span text:style-name="Car._20_predefinito_20_paragrafo"><text:span text:style-name="T6"/></text:span></text:p>
          </table:table-cell>
        </table:table-row>
      </table:table>
      <text:p text:style-name="P3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0">Oggetto:</text:p>
          </table:table-cell>
          <table:table-cell table:style-name="Tabella3.A1" office:value-type="string">
            <text:p text:style-name="P27"><text:span text:style-name="Car._20_predefinito_20_paragrafo"><text:span text:style-name="T8">[tipo_pratica] richiesta con istanza presentata in data [data_presentazione] recepita in atti [data_presentazione] al prot. [protocollo] del [data_protocollo] riguardante [oggetto] presso l’immobile sito in Savona, [ubicazione]. Comunicazione avvio procedimento volto al rilascio di atto diniego.</text:span></text:span></text:p>
          </table:table-cell>
        </table:table-row>
      </table:table>
      <text:p text:style-name="P43"/>
      <text:p text:style-name="P46">Con riferimento alla sopra richiamata istanza, si comunica che la Soprintendenza Archeologia Belle Arti e Paesaggio per la città metroplolitana di Genova e le province di Imperia, La Spezia e Savona, esaminata la documentazione progettuale trasmessa, ha comunicato, con nota prot. ……..del………,acquisita agli atti comunali al n. ……… di protocollo del…….. <text:s/>parere negativo ai sensi dell'art.146, comma 5 del Codice, con le motivazioni ivi indicate.</text:p>
      <text:p text:style-name="P46">In allegato si trasmette in copia la nota soprarichiamata.</text:p>
      <text:p text:style-name="P47">Ciò premesso <text:s/>si comunica, ai sensi dell'art. 146, comma 8 del Codice dei Beni Culturali e del Paesaggio D.lgs n.42/2004 e dell’art. 10 bis della L. 241/90, l’avvio del procedimento volto all’emanazione del provvedimento di diniego dell'autorizzazione paesaggistica richiesta in data <text:span text:style-name="T4">[data_presentazione] acquisita agli atti comunali al <text:s/>prot. n°[protocollo] del [data_protocollo].</text:span></text:p>
      <text:p text:style-name="P48">Entro il termine di 10 gg dalla data di ricevimento della presente, potranno essere presentate per iscritto, osservazioni eventualmente corredate da documenti.</text:p>
      <text:p text:style-name="P51">La presente comunicazione interrompe i termini per la conclusione del procedimento. </text:p>
      <text:p text:style-name="P52"><text:span text:style-name="Car._20_predefinito_20_paragrafo"><text:span text:style-name="T15">Il responsabile tecnico dei procedimenti in materia paesaggistica è l'</text:span></text:span><text:span text:style-name="Car._20_predefinito_20_paragrafo"><text:span text:style-name="T14">[responsabile_procedimento] mentre </text:span></text:span><text:span text:style-name="Car._20_predefinito_20_paragrafo"><text:span text:style-name="T15"><text:s/>l’istruttore tecnico è il </text:span></text:span><text:span text:style-name="Car._20_predefinito_20_paragrafo"><text:span text:style-name="T14">[istruttore_tecnico]</text:span></text:span></text:p>
      <text:p text:style-name="P44">Distinti saluti.</text:p>
      <text:p text:style-name="P44"/>
      <table:table table:name="Tabella5" table:style-name="Tabella5">
        <table:table-column table:style-name="Tabella5.A"/>
        <table:table-column table:style-name="Tabella5.B"/>
        <text:soft-page-break/>
        <table:table-row table:style-name="Tabella5.1">
          <table:table-cell table:style-name="Tabella5.A1" office:value-type="string">
            <text:p text:style-name="P6">Il responsabile tecnico dei procedimenti in materia paesaggistica</text:p>
            <text:p text:style-name="P3">[responsabile_procedimento]</text:p>
          </table:table-cell>
          <table:table-cell table:style-name="Tabella5.A1" office:value-type="string">
            <text:p text:style-name="P4"/>
            <text:p text:style-name="P4"/>
            <text:p text:style-name="P4"/>
            <text:p text:style-name="P2"/>
          </table:table-cell>
        </table:table-row>
        <table:table-row table:style-name="Tabella5.1"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4">IL DIRIGENTE</text:p>
            <text:p text:style-name="P5">Arch. Giovanna Macario</text:p>
          </table:table-cell>
        </table:table-row>
      </table:table>
      <text:p text:style-name="P45"/>
      <text:p text:style-name="P26"/>
      <text:p text:style-name="P26"/>
      <text:h text:style-name="P54" text:outline-level="1"/>
      <text:h text:style-name="P54" text:outline-level="1">Informativa ai sensi dell’articolo 13 del D.Lgs 30 giugno 2003 n.196</text:h>
      <text:p text:style-name="P23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23"/>
      <text:p text:style-name="P24">Finalità del trattamento.</text:p>
      <text:p text:style-name="P13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31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31">Gli stessi dati possono altresì essere comunicati a privati o enti pubblici economici qualora ciò sia previsto da una norma di legge o di regolamento.</text:p>
      <text:p text:style-name="P50"/>
      <text:p text:style-name="P33">Dati personali.</text:p>
      <text:p text:style-name="P31">I dati richiesti devono essere indicati obbligatoriamente onde rendere possibile l’istruttoria dell’istanza di permesso di costruire.</text:p>
      <text:p text:style-name="P31">Il rifiuto di fornire i dati richiesti comporterà l’impossibilità di dare seguito alla Sua domanda.</text:p>
      <text:p text:style-name="P50"/>
      <text:p text:style-name="P33">Modalità di trattamento.</text:p>
      <text:p text:style-name="P31">I dati verranno trattati con modalità prevalentemente informatizzate e con logiche pienamente rispondenti alle finalità da perseguire anche mediante:</text:p>
      <text:p text:style-name="P31">- verifiche dei dati esposti nella domanda e documentazione allegata con altri dati in possesso del Comune di Savona;</text:p>
      <text:p text:style-name="P31">- verifiche dei dati contenuti nella domanda e nella documentazione allegata con i dati in possesso di altri organismi.</text:p>
      <text:p text:style-name="P50"/>
      <text:p text:style-name="P33">Titolari del trattamento.</text:p>
      <text:p text:style-name="P32"><text:span text:style-name="T3">Il Comune di Savona assume la qualifica </text:span><text:span text:style-name="T1">di titolare del trattamento dei dati personali</text:span><text:span text:style-name="T3">.</text:span></text:p>
      <text:p text:style-name="P31">Il responsabile del trattamento dei dati personali è il Direttore del Settore Pianificazione Territoriale, Arch. Giovanna Macario</text:p>
      <text:p text:style-name="P50"/>
      <text:p text:style-name="P33">Diritti dell’interessato.</text:p>
      <text:p text:style-name="P31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50"/>
      <text:p text:style-name="P33">Consenso.</text:p>
      <text:p text:style-name="P31">Il Comune di Savona, in quanto soggetto pubblico, non deve acquisire il consenso degli interessati per poter trattare i loro dati personali.</text:p>
      <text:p text:style-name="P49"/>
      <text:p text:style-name="P42"><text:span text:style-name="Car._20_predefinito_20_paragraf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5.736cm"/>
    </style:style>
    <style:style style:name="Tabella2.C" style:family="table-column">
      <style:table-column-properties style:column-width="4.064cm"/>
    </style:style>
    <style:style style:name="Tabella2.D" style:family="table-column">
      <style:table-column-properties style:column-width="4.265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3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7">Settore: </text:p>
            </table:table-cell>
            <table:table-cell table:style-name="Tabella2.B1" office:value-type="string">
              <text:p text:style-name="MP7">Pianificazione Territoriale e Sistemi Informativi</text:p>
            </table:table-cell>
            <table:table-cell table:style-name="Tabella2.B1" office:value-type="string">
              <text:p text:style-name="MP7">Dirigente:</text:p>
              <text:p text:style-name="MP7">responsabile del procedimento:</text:p>
            </table:table-cell>
            <table:table-cell table:style-name="Tabella2.D1" office:value-type="string">
              <text:p text:style-name="MP7">Arch. Giovanna Macario </text:p>
              <text:p text:style-name="MP8">[responsabile_procedimento]</text:p>
            </table:table-cell>
          </table:table-row>
          <table:table-row table:style-name="Tabella2.1">
            <table:table-cell table:style-name="Tabella2.A2" office:value-type="string">
              <text:p text:style-name="MP7">Struttura responsabile:</text:p>
            </table:table-cell>
            <table:table-cell table:style-name="Tabella2.B2" office:value-type="string">
              <text:p text:style-name="MP7">Sportello Unico per l'Edilizia</text:p>
            </table:table-cell>
            <table:table-cell table:style-name="Tabella2.B2" office:value-type="string">
              <text:p text:style-name="MP7">Istruttore tecnico:</text:p>
            </table:table-cell>
            <table:table-cell table:style-name="Tabella2.D2" office:value-type="string">
              <text:p text:style-name="MP9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Servizio Pianificazione</text:p>
            </table:table-cell>
            <table:table-cell table:style-name="Tabella2.B2" office:value-type="string">
              <text:p text:style-name="MP7">Ufficio per visione atti:</text:p>
            </table:table-cell>
            <table:table-cell table:style-name="Tabella2.D2" office:value-type="string">
              <text:p text:style-name="MP10">Servizio Pianificazione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>Orario:</text:p>
            </table:table-cell>
            <table:table-cell table:style-name="Tabella2.D2" office:value-type="string">
              <text:p text:style-name="MP11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B2" office:value-type="string">
              <text:p text:style-name="MP7">Data avvio procedimento:</text:p>
            </table:table-cell>
            <table:table-cell table:style-name="Tabella2.D2" office:value-type="string">
              <text:p text:style-name="MP12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7"/>
            </table:table-cell>
            <table:table-cell table:style-name="Tabella2.B6" office:value-type="string">
              <text:p text:style-name="MP13">Tel. 019 -8310 ----</text:p>
            </table:table-cell>
            <table:table-cell table:style-name="Tabella2.B6" office:value-type="string">
              <text:p text:style-name="MP7"/>
            </table:table-cell>
            <table:table-cell table:style-name="Tabella2.D6" office:value-type="string">
              <text:p text:style-name="MP12"/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5-26T12:50:10.53</dc:date>
    <meta:print-date>2013-02-20T09:35:00</meta:print-date>
    <meta:editing-cycles>39</meta:editing-cycles>
    <meta:editing-duration>PT4H48M9S</meta:editing-duration>
    <meta:generator>OpenOffice/4.1.0$Win32 OpenOffice.org_project/410m18$Build-9764</meta:generator>
    <meta:document-statistic meta:table-count="5" meta:image-count="1" meta:object-count="0" meta:page-count="2" meta:paragraph-count="81" meta:word-count="740" meta:character-count="5806"/>
  </office:meta>
</office:document-meta>
</file>